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OutputPlugin.setXsltPath( final String xsl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OutputPlugin.process( final Controller controller , final IDocument 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SLTOutputPlugin.XSLTOutputPlugin( final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OutputPlugin.XSLTOutput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OutputPlugin.getXsl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